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Arial1" fo:language="en" fo:country="US" style:font-name-complex="Arial2"/>
    </style:style>
    <style:style style:name="P3" style:family="paragraph" style:parent-style-name="Standard">
      <style:paragraph-properties fo:text-align="center" style:justify-single-word="false"/>
      <style:text-properties style:font-name="Arial1" fo:language="en" fo:country="US" style:text-underline-style="solid" style:text-underline-width="auto" style:text-underline-color="font-color" fo:font-weight="bold" style:font-weight-asian="bold" style:font-name-complex="Arial2" style:font-size-complex="10pt"/>
    </style:style>
    <style:style style:name="P4" style:family="paragraph" style:parent-style-name="Standard">
      <style:paragraph-properties fo:line-height="115%" fo:text-align="justify" style:justify-single-word="false"/>
      <style:text-properties style:font-name="Arial1" fo:font-size="12pt" fo:language="en" fo:country="US" style:font-size-asian="12pt" style:font-name-complex="Arial2"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line-height="115%" fo:text-align="justify" style:justify-single-word="false"/>
    </style:style>
    <style:style style:name="P7" style:family="paragraph" style:parent-style-name="Standard">
      <style:paragraph-properties fo:margin-top="0cm" fo:margin-bottom="0cm" fo:line-height="115%" fo:text-align="justify" style:justify-single-word="false"/>
    </style:style>
    <style:style style:name="P8" style:family="paragraph" style:parent-style-name="Standard">
      <style:paragraph-properties fo:margin-top="0cm" fo:margin-bottom="0cm" fo:line-height="115%" fo:text-align="justify" style:justify-single-word="false"/>
      <style:text-properties style:font-name="Arial1" fo:language="en" fo:country="US" style:font-name-asian="Times New Roman" style:language-asian="sv" style:country-asian="SE" style:font-name-complex="Arial2"/>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3">
      <style:paragraph-properties fo:line-height="115%" fo:text-align="justify" style:justify-single-word="false"/>
    </style:style>
    <style:style style:name="P11" style:family="paragraph" style:parent-style-name="List_20_Paragraph" style:list-style-name="WWNum4">
      <style:paragraph-properties fo:line-height="115%" fo:text-align="justify" style:justify-single-word="false"/>
    </style:style>
    <style:style style:name="P12" style:family="paragraph" style:parent-style-name="List_20_Paragraph" style:list-style-name="WWNum1">
      <style:paragraph-properties fo:line-height="115%" fo:text-align="justify" style:justify-single-word="false"/>
    </style:style>
    <style:style style:name="P13" style:family="paragraph" style:parent-style-name="List_20_Paragraph">
      <style:paragraph-properties fo:line-height="150%" fo:text-align="justify" style:justify-single-word="false"/>
    </style:style>
    <style:style style:name="P14" style:family="paragraph" style:parent-style-name="List_20_Paragraph">
      <style:paragraph-properties fo:margin-left="0.635cm" fo:margin-right="0cm" fo:line-height="115%" fo:text-align="justify" style:justify-single-word="false" fo:text-indent="0cm" style:auto-text-indent="false"/>
    </style:style>
    <style:style style:name="P15" style:family="paragraph" style:parent-style-name="List_20_Paragraph">
      <style:paragraph-properties fo:margin-left="0.635cm" fo:margin-right="0cm" fo:line-height="115%" fo:text-align="justify" style:justify-single-word="false" fo:text-indent="0cm" style:auto-text-indent="false"/>
      <style:text-properties style:font-name="Arial1" style:language-asian="zh" style:country-asian="CN" style:font-name-complex="Arial2"/>
    </style:style>
    <style:style style:name="P16" style:family="paragraph" style:parent-style-name="List_20_Paragraph">
      <style:paragraph-properties fo:margin-left="0.635cm" fo:margin-right="0cm" fo:line-height="115%" fo:text-align="justify" style:justify-single-word="false" fo:text-indent="0cm" style:auto-text-indent="false"/>
      <style:text-properties style:font-name="Arial1" style:text-underline-style="solid" style:text-underline-width="auto" style:text-underline-color="font-color" style:language-asian="zh" style:country-asian="CN" style:font-name-complex="Arial2"/>
    </style:style>
    <style:style style:name="T1" style:family="text">
      <style:text-properties style:font-name="Arial1" style:font-name-complex="Arial2"/>
    </style:style>
    <style:style style:name="T2" style:family="text">
      <style:text-properties style:font-name="Arial1" fo:font-size="18pt" fo:language="en" fo:country="US" style:text-underline-style="solid" style:text-underline-width="auto" style:text-underline-color="font-color" fo:font-weight="bold" style:font-size-asian="18pt" style:font-weight-asian="bold" style:font-name-complex="Arial2" style:font-size-complex="12pt"/>
    </style:style>
    <style:style style:name="T3" style:family="text">
      <style:text-properties style:font-name="Arial1" fo:language="en" fo:country="US" style:font-name-complex="Arial2"/>
    </style:style>
    <style:style style:name="T4" style:family="text">
      <style:text-properties style:font-name="Arial1" fo:language="en" fo:country="US" style:text-underline-style="solid" style:text-underline-width="auto" style:text-underline-color="font-color" style:font-name-complex="Arial2"/>
    </style:style>
    <style:style style:name="T5" style:family="text">
      <style:text-properties style:font-name="Arial1" fo:language="en" fo:country="US" style:text-underline-style="solid" style:text-underline-width="auto" style:text-underline-color="font-color" fo:font-weight="bold" style:font-weight-asian="bold" style:font-name-complex="Arial2" style:font-size-complex="10pt"/>
    </style:style>
    <style:style style:name="T6" style:family="text">
      <style:text-properties style:font-name="Arial1" fo:language="en" fo:country="US" style:font-name-asian="Calibri1" style:font-name-complex="Arial2"/>
    </style:style>
    <style:style style:name="T7" style:family="text">
      <style:text-properties style:font-name="Arial1" fo:language="en" fo:country="US" style:language-asian="zh" style:country-asian="CN" style:font-name-complex="Arial2"/>
    </style:style>
    <style:style style:name="T8" style:family="text">
      <style:text-properties style:font-name="Arial1" style:text-underline-style="solid" style:text-underline-width="auto" style:text-underline-color="font-color" fo:font-weight="bold" style:font-weight-asian="bold" style:font-name-complex="Arial2"/>
    </style:style>
    <style:style style:name="T9" style:family="text">
      <style:text-properties style:font-name="Arial1" style:text-underline-style="solid" style:text-underline-width="auto" style:text-underline-color="font-color" style:language-asian="zh" style:country-asian="CN" style:font-name-complex="Arial2"/>
    </style:style>
    <style:style style:name="T10" style:family="text">
      <style:text-properties style:font-name="Arial1" fo:font-size="12pt" fo:language="en" fo:country="US" style:font-size-asian="12pt" style:font-name-complex="Arial2" style:font-size-complex="12pt"/>
    </style:style>
    <style:style style:name="T11" style:family="text">
      <style:text-properties style:font-name="Arial1" fo:font-size="12pt" fo:language="en" fo:country="US" style:text-underline-style="solid" style:text-underline-width="auto" style:text-underline-color="font-color" style:font-size-asian="12pt" style:font-name-complex="Arial2" style:font-size-complex="12pt"/>
    </style:style>
    <style:style style:name="T12" style:family="text">
      <style:text-properties style:font-name="Arial1" style:language-asian="zh" style:country-asian="CN" style:font-name-complex="Arial2"/>
    </style:style>
    <style:style style:name="T13" style:family="text">
      <style:text-properties fo:color="#000000" style:font-name="Arial1" fo:language="en" fo:country="US" style:font-name-asian="Times New Roman" style:language-asian="sv" style:country-asian="SE" style:font-name-complex="Arial2"/>
    </style:style>
    <style:style style:name="T14" style:family="text">
      <style:text-properties fo:color="#000000" style:font-name="Arial1" fo:language="en" fo:country="US" fo:font-weight="bold" style:font-name-asian="Times New Roman" style:language-asian="sv" style:country-asian="SE" style:font-weight-asian="bold" style:font-name-complex="Arial2" style:font-weight-complex="bold"/>
    </style:style>
    <style:style style:name="T15" style:family="text">
      <style:text-properties fo:color="#111111" style:font-name="Arial1" fo:language="en" fo:country="US" style:font-name-asian="Times New Roman" style:language-asian="sv" style:country-asian="SE" style:font-name-complex="Arial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eer review</text:span></text:p>
      <text:p text:style-name="P1"><text:span text:style-name="T5">On the domain </text:span><text:bookmark-start text:name="_GoBack"/><text:span text:style-name="T5">model of </text:span><text:span text:style-name="T8">Beppe Karlsson and Johan Gudmundsson</text:span><text:bookmark-end text:name="_GoBack"/></text:p>
      <text:p text:style-name="P3"/>
      <text:p text:style-name="P6"><text:span text:style-name="T11">Authors:</text:span><text:span text:style-name="T10"> Athanasios Bozios, Christina Koukou, Ningrui Chen</text:span></text:p>
      <text:p text:style-name="P4"/>
      <text:p text:style-name="P6"><text:span text:style-name="T4">Introduction</text:span></text:p>
      <text:p text:style-name="P5"><text:span text:style-name="T3"><text:s text:c="2"/>Our group </text:span><text:span text:style-name="T1">gathered to discuss and comment on the Domain model of students Beppe Karlsson and Johan Gudmundsson. The purpose of this meeting was to review the Domain Model and make suggestions in order to improve it, according to the instructions that were given and our personal point of view. The suggestions are presented as a list below. We must note that these suggestions represent our own point of view and according</text:span><text:span text:style-name="T3"> to Larman [1, p.168] “there is no such thing as a single correct domain model”.</text:span></text:p>
      <text:p text:style-name="P2"/>
      <text:p text:style-name="P6"><text:span text:style-name="T9">List of suggestions:</text:span></text:p>
      <text:list xml:id="list2720842675832029083" text:style-name="WWNum3">
        <text:list-item>
          <text:p text:style-name="P10"><text:span text:style-name="T12">The conceptual class of the ”Treasurer” is possibly missing form the model, since he is one of the 3 roles that need to authenticate themselves to the system.</text:span></text:p>
        </text:list-item>
      </text:list>
      <text:p text:style-name="P14"><text:span text:style-name="T12">As far is authentication is concerned, we didn’t notice any authentication attributes(username, password) in Member/Secretery classes.</text:span></text:p>
      <text:list xml:id="list30254194" text:continue-numbering="true" text:style-name="WWNum3">
        <text:list-item>
          <text:p text:style-name="P10"><text:span text:style-name="T12">Registering a boat should probably have a date, in order to fullfill the off-season/pre-season requirments, possibly as an attribute of the boat class. Also, registration should update the fee for the member, depending on the season. Although it may not be that important, it is described in the requirements, and could possible be solved with a simple fee attribute inside boat class</text:span></text:p>
        </text:list-item>
        <text:list-item>
          <text:p text:style-name="P10"><text:span text:style-name="T12">Creating multiple associations between a pair of classes(like member and boat, member and calendarEvent, secretary and calendarEvent), could help to describe distinctly different relationships between two classes (e.g add/change/register boat are 3 different relashionships between boat and member).</text:span></text:p>
        </text:list-item>
      </text:list>
      <text:p text:style-name="P14"><text:span text:style-name="T6">The associations are distinctly different relations which must be shown separately, as it is stated in Larman’s book [1, p.155].</text:span></text:p>
      <text:list xml:id="list30248325" text:continue-numbering="true" text:style-name="WWNum3">
        <text:list-item>
          <text:p text:style-name="P10"><text:span text:style-name="T12">Boat class seems to be missing some attributes which are described in the requirements(like size, boat type and image). On the same note, calendarEvent class is missing the ”title” attribute.</text:span></text:p>
        </text:list-item>
      </text:list>
      <text:p text:style-name="P14"><text:span text:style-name="T7">Larman [1, p158] suggests that we should include attributes that the requirements suggest.</text:span></text:p>
      <text:list xml:id="list30248598" text:continue-numbering="true" text:style-name="WWNum3">
        <text:list-item>
          <text:p text:style-name="P10"><text:span text:style-name="T12">”Contains”, The delineation of association between CalendarEvent and Calendar class, is quite general. And ”Needs”, The delineation of association between Boat and Berth class, has the same problem. </text:span></text:p>
        </text:list-item>
      </text:list>
      <text:p text:style-name="P14"><text:soft-page-break/><text:span text:style-name="T7">The naming of these associations is not quite good. The names should enhance understanding of the model and be meaningful, Larman [1, p.152].</text:span></text:p>
      <text:list xml:id="list30256560" text:continue-numbering="true" text:style-name="WWNum3">
        <text:list-item>
          <text:p text:style-name="P10"><text:span text:style-name="T12">The secretary appears to be ”listing” the CalendarEvents, an association that doesnt seem to appear in the requirements(maybe it is implied)</text:span></text:p>
        </text:list-item>
      </text:list>
      <text:p text:style-name="P15"/>
      <text:p text:style-name="P6"><text:span text:style-name="T9">Questions:</text:span></text:p>
      <text:list xml:id="list4127165138602641751" text:style-name="WWNum4">
        <text:list-item>
          <text:p text:style-name="P11"><text:span text:style-name="T9">As a developer would the model help you and why/why not?</text:span></text:p>
        </text:list-item>
      </text:list>
      <text:p text:style-name="P15"/>
      <text:p text:style-name="P14"><text:span text:style-name="T12">Yes, this domain model is helpful and makes it easy to understand the requirements of the boat club’s system.</text:span></text:p>
      <text:p text:style-name="P16"/>
      <text:list xml:id="list30254067" text:continue-numbering="true" text:style-name="WWNum4">
        <text:list-item>
          <text:p text:style-name="P11"><text:span text:style-name="T9">Do you think a domain expert(for example the Secretary) would understand the model, why/why not?</text:span></text:p>
        </text:list-item>
      </text:list>
      <text:p text:style-name="P15"/>
      <text:p text:style-name="P14"><text:span text:style-name="T12">Yes. We think this domain model is simple enough for an expert to understand it.</text:span></text:p>
      <text:p text:style-name="P15"/>
      <text:list xml:id="list30267193" text:continue-numbering="true" text:style-name="WWNum4">
        <text:list-item>
          <text:p text:style-name="P11"><text:span text:style-name="T9">What are the strong points of the model, what do you think is really good and why?</text:span></text:p>
        </text:list-item>
      </text:list>
      <text:p text:style-name="P15"/>
      <text:p text:style-name="P14"><text:span text:style-name="T12">This domain model is simple and easy enough to understand. We think the conceptual classes are selected and named accurately. The multiplicities of the associations between classes are also correct.</text:span></text:p>
      <text:p text:style-name="P15"/>
      <text:list xml:id="list30247228" text:continue-numbering="true" text:style-name="WWNum4">
        <text:list-item>
          <text:p text:style-name="P11"><text:span text:style-name="T9">What are the weaknesses of the modle, what do you think should be changed and why?</text:span></text:p>
        </text:list-item>
      </text:list>
      <text:p text:style-name="P15"/>
      <text:p text:style-name="P14"><text:span text:style-name="T12">According to the requirements, we think it misses one class and some attributes. Multiple distinct associations and more accurate association naming could make the model even more clear and accurate.</text:span></text:p>
      <text:p text:style-name="P15"/>
      <text:list xml:id="list30254579" text:continue-numbering="true" text:style-name="WWNum4">
        <text:list-item>
          <text:p text:style-name="P11"><text:span text:style-name="T9">Do you think the model has passes the grade 2(passing grade) criteria?</text:span></text:p>
        </text:list-item>
      </text:list>
      <text:p text:style-name="P14"><text:span text:style-name="T12">Yes. This domain model definitely passes the grade 2 criteria. All our suggestions are focused on things that our group generally considered as minor. We did not detect any serious issues.</text:span></text:p>
      <text:p text:style-name="P15"/>
      <text:p text:style-name="P7"><text:soft-page-break/><text:span text:style-name="T14">References section</text:span><text:span text:style-name="T13">. </text:span></text:p>
      <text:p text:style-name="P8"/>
      <text:list xml:id="list2982243608967921098" text:style-name="WWNum1">
        <text:list-item>
          <text:p text:style-name="P12"><text:span text:style-name="T13">Larman C., Applying UML and Patterns 3rd Ed, 2005, ISBN: </text:span><text:span text:style-name="T15">0131489062</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SimSun"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fo:language="sv" fo:country="SE" style:letter-kerning="true" style:font-size-asian="11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default-outline-level="" style:list-style-name="" style:class="extra">
      <style:paragraph-properties fo:text-align="center" style:justify-single-word="false" fo:padding-left="0cm" fo:padding-right="0cm" fo:padding-top="0cm" fo:padding-bottom="0.035cm" fo:border-left="none" fo:border-right="none" fo:border-top="none" fo:border-bottom="0.026cm solid #00000a"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fo:color="#000000" style:font-name-asian="Times New Roman" style:font-name-complex="Arial2"/>
    </style:style>
    <style:style style:name="ListLabel_20_2" style:display-name="ListLabel 2" style:family="text">
      <style:text-properties style:text-underline-style="none"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陈宁睿</meta:initial-creator>
    <dc:creator>athanasios bozios</dc:creator>
    <meta:editing-cycles>2</meta:editing-cycles>
    <meta:creation-date>2016-09-15T22:50:00</meta:creation-date>
    <dc:date>2016-09-15T22:50:00</dc:date>
    <meta:editing-duration>P0D</meta:editing-duration>
    <meta:generator>OpenOffice/4.1.1$Win32 OpenOffice.org_project/411m6$Build-9775</meta:generator>
    <meta:document-statistic meta:table-count="0" meta:image-count="0" meta:object-count="0" meta:page-count="3" meta:paragraph-count="29" meta:word-count="612" meta:character-count="3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